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7118558398055661" text:style-name="L1">
        <text:list-item>
          <text:p text:style-name="P1">Hvað er null og undefined?</text:p>
          <text:p text:style-name="P2">Null could be assigned type of object, undefined===null false.</text:p>
          <text:p text:style-name="P2">Unidefined has not been assigned type of undefinded==null true</text:p>
        </text:list-item>
        <text:list-item>
          <text:p text:style-name="P1">Hvað gerir 'use strict' í JavaScript kóða? </text:p>
          <text:p text:style-name="P3">The purpose of "use strict" is to indicate that the code should be executed in "strict mode". With strict mode, you can not, for example, use undeclared variables.</text:p>
        </text:list-item>
        <text:list-item>
          <text:p text:style-name="P1"><text:s/>Hver er munurinn á let, var og const?</text:p>
          <text:p text:style-name="P3">var is scoped to the nearest function block and let <text:s/>the nearest enclosing block, which can be smaller than a function block. Both are global if outside any block. Also, variables declared with let are not accessible before they are declared in their enclosing block. </text:p>
        </text:list-item>
        <text:list-item>
          <text:p text:style-name="P1"><text:s/>Endurskrifaðu eftirfarandi kóða með for lykkjunni. let x = 9; while (x &gt;= 1) { console.log("hello " + x); x = x - 1; } </text:p>
        </text:list-item>
        <text:list-item>
          <text:p text:style-name="P1"><text:s/>Skilgreindu sama fallið á þrjá mismunandi vegu. </text:p>
        </text:list-item>
        <text:list-item>
          <text:p text:style-name="P1"><text:s/>Útskýrðu hvað eftirfarandi kóði gerir, hvað gera svigarnir? (function() { alert('Hello World'); })();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21:32:34.60</meta:creation-date>
    <dc:date>2019-09-01T21:52:11.96</dc:date>
    <meta:editing-duration>PT19M36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0" meta:word-count="162" meta:character-count="946"/>
  </office:meta>
</office:document-meta>
</file>